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00dc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2.54cm" svg:height="0.635cm" svg:x="7.985cm" svg:y="1cm">
          <text:p text:style-name="P1"><text:span text:style-name="T1">Request</text:span></text:p>
        </draw:rect>
        <draw:rect draw:style-name="gr1" draw:text-style-name="P1" xml:id="id3" draw:id="id3" draw:layer="layout" svg:width="2.54cm" svg:height="0.635cm" svg:x="11.795cm" svg:y="1cm">
          <text:p text:style-name="P1"><text:span text:style-name="T1">Offer</text:span></text:p>
        </draw:rect>
        <draw:rect draw:style-name="gr1" draw:text-style-name="P1" xml:id="id2" draw:id="id2" draw:layer="layout" svg:width="2.54cm" svg:height="0.635cm" svg:x="3.54cm" svg:y="2.905cm">
          <text:p text:style-name="P1"><text:span text:style-name="T1">Goods</text:span></text:p>
        </draw:rect>
        <draw:rect draw:style-name="gr1" draw:text-style-name="P1" xml:id="id4" draw:id="id4" draw:layer="layout" svg:width="2.54cm" svg:height="0.635cm" svg:x="9.89cm" svg:y="2.905cm">
          <text:p text:style-name="P1"><text:span text:style-name="T1">Services</text:span></text:p>
        </draw:rect>
        <draw:rect draw:style-name="gr1" draw:text-style-name="P1" xml:id="id5" draw:id="id5" draw:layer="layout" svg:width="2.54cm" svg:height="0.635cm" svg:x="16.875cm" svg:y="2.905cm">
          <text:p text:style-name="P1"><text:span text:style-name="T1">Information</text:span></text:p>
        </draw:rect>
        <draw:connector draw:style-name="gr2" draw:text-style-name="P1" draw:layer="layout" draw:type="curve" svg:x1="9.255cm" svg:y1="1.635cm" svg:x2="4.81cm" svg:y2="2.905cm" draw:start-shape="id1" draw:start-glue-point="2" draw:end-shape="id2" draw:end-glue-point="0" svg:d="m9255 1635c0 952-4445 318-4445 1270">
          <text:p/>
        </draw:connector>
        <draw:connector draw:style-name="gr2" draw:text-style-name="P1" draw:layer="layout" draw:type="curve" svg:x1="13.065cm" svg:y1="1.635cm" svg:x2="4.81cm" svg:y2="2.905cm" draw:start-shape="id3" draw:start-glue-point="2" draw:end-shape="id2" svg:d="m13065 1635c0 952-8255 318-8255 1270">
          <text:p/>
        </draw:connector>
        <draw:connector draw:style-name="gr2" draw:text-style-name="P1" draw:layer="layout" draw:type="curve" svg:x1="9.255cm" svg:y1="1.635cm" svg:x2="11.16cm" svg:y2="2.905cm" draw:start-shape="id1" draw:start-glue-point="2" draw:end-shape="id4" draw:end-glue-point="0" svg:d="m9255 1635c0 952 1905 318 1905 1270">
          <text:p/>
        </draw:connector>
        <draw:connector draw:style-name="gr2" draw:text-style-name="P1" draw:layer="layout" draw:type="curve" svg:x1="9.255cm" svg:y1="1.635cm" svg:x2="18.145cm" svg:y2="2.905cm" draw:start-shape="id1" draw:start-glue-point="2" draw:end-shape="id5" draw:end-glue-point="0" svg:d="m9255 1635c0 952 8890 318 8890 1270">
          <text:p/>
        </draw:connector>
        <draw:connector draw:style-name="gr2" draw:text-style-name="P1" draw:layer="layout" draw:type="curve" svg:x1="13.065cm" svg:y1="1.635cm" svg:x2="11.16cm" svg:y2="2.905cm" draw:start-shape="id3" draw:start-glue-point="2" draw:end-shape="id4" svg:d="m13065 1635c0 952-1905 318-1905 1270">
          <text:p/>
        </draw:connector>
        <draw:connector draw:style-name="gr2" draw:text-style-name="P1" draw:layer="layout" draw:type="curve" svg:x1="13.065cm" svg:y1="1.635cm" svg:x2="18.145cm" svg:y2="2.905cm" draw:start-shape="id3" draw:start-glue-point="2" draw:end-shape="id5" draw:end-glue-point="0" svg:d="m13065 1635c0 952 5080 318 5080 1270">
          <text:p/>
        </draw:connector>
        <draw:rect draw:style-name="gr3" draw:text-style-name="P1" xml:id="id6" draw:id="id6" draw:layer="layout" svg:width="1.27cm" svg:height="0.635cm" svg:x="2.27cm" svg:y="4.81cm">
          <text:p text:style-name="P1"><text:span text:style-name="T1">Has</text:span></text:p>
        </draw:rect>
        <draw:rect draw:style-name="gr3" draw:text-style-name="P2" xml:id="id8" draw:id="id8" draw:layer="layout" svg:width="1.905cm" svg:height="0.635cm" svg:x="7.985cm" svg:y="4.81cm">
          <text:p text:style-name="P2">Can Do</text:p>
        </draw:rect>
        <draw:rect draw:style-name="gr3" draw:text-style-name="P2" xml:id="id10" draw:id="id10" draw:layer="layout" svg:width="1.905cm" svg:height="0.635cm" svg:x="14.97cm" svg:y="4.81cm">
          <text:p text:style-name="P2"><text:span text:style-name="T1">Knows</text:span></text:p>
        </draw:rect>
        <draw:rect draw:style-name="gr3" draw:text-style-name="P1" xml:id="id7" draw:id="id7" draw:layer="layout" svg:width="1.905cm" svg:height="0.635cm" svg:x="4.81cm" svg:y="4.81cm">
          <text:p text:style-name="P1"><text:span text:style-name="T1">Wants</text:span></text:p>
        </draw:rect>
        <draw:rect draw:style-name="gr3" draw:text-style-name="P2" xml:id="id9" draw:id="id9" draw:layer="layout" svg:width="3.175cm" svg:height="0.635cm" svg:x="10.525cm" svg:y="4.81cm">
          <text:p text:style-name="P2"><text:span text:style-name="T1">Needs Done</text:span></text:p>
        </draw:rect>
        <draw:rect draw:style-name="gr3" draw:text-style-name="P1" xml:id="id11" draw:id="id11" draw:layer="layout" svg:width="3.175cm" svg:height="0.635cm" svg:x="17.51cm" svg:y="4.81cm">
          <text:p text:style-name="P1"><text:span text:style-name="T1">Needs to Know</text:span></text:p>
        </draw:rect>
        <draw:connector draw:style-name="gr4" draw:text-style-name="P1" draw:layer="layout" draw:type="curve" svg:x1="4.81cm" svg:y1="3.54cm" svg:x2="2.905cm" svg:y2="4.81cm" draw:start-shape="id2" draw:start-glue-point="2" draw:end-shape="id6" draw:end-glue-point="0" svg:d="m4810 3540c0 952-1905 318-1905 1270">
          <text:p/>
        </draw:connector>
        <draw:connector draw:style-name="gr4" draw:text-style-name="P1" draw:layer="layout" draw:type="curve" svg:x1="4.81cm" svg:y1="3.54cm" svg:x2="5.762cm" svg:y2="4.81cm" draw:start-shape="id2" draw:start-glue-point="2" draw:end-shape="id7" svg:d="m4810 3540c0 952 952 318 952 1270">
          <text:p/>
        </draw:connector>
        <draw:connector draw:style-name="gr4" draw:text-style-name="P1" draw:layer="layout" draw:type="curve" svg:x1="11.16cm" svg:y1="3.54cm" svg:x2="8.937cm" svg:y2="4.81cm" draw:start-shape="id4" draw:start-glue-point="2" draw:end-shape="id8" draw:end-glue-point="0" svg:d="m11160 3540c0 952-2223 318-2223 1270">
          <text:p/>
        </draw:connector>
        <draw:connector draw:style-name="gr4" draw:text-style-name="P1" draw:layer="layout" draw:type="curve" svg:x1="11.16cm" svg:y1="3.54cm" svg:x2="12.112cm" svg:y2="4.81cm" draw:start-shape="id4" draw:start-glue-point="2" draw:end-shape="id9" svg:d="m11160 3540c0 952 952 318 952 1270">
          <text:p/>
        </draw:connector>
        <draw:connector draw:style-name="gr4" draw:text-style-name="P1" draw:layer="layout" draw:type="curve" svg:x1="18.145cm" svg:y1="3.54cm" svg:x2="15.922cm" svg:y2="4.81cm" draw:start-shape="id5" draw:start-glue-point="2" draw:end-shape="id10" draw:end-glue-point="0" svg:d="m18145 3540c0 952-2223 318-2223 1270">
          <text:p/>
        </draw:connector>
        <draw:connector draw:style-name="gr4" draw:text-style-name="P1" draw:layer="layout" draw:type="curve" svg:x1="18.145cm" svg:y1="3.54cm" svg:x2="19.097cm" svg:y2="4.81cm" draw:start-shape="id5" draw:start-glue-point="2" draw:end-shape="id11" draw:end-glue-point="0" svg:d="m18145 3540c0 952 952 318 952 1270">
          <text:p/>
        </draw:connector>
        <draw:rect draw:style-name="gr3" draw:text-style-name="P2" xml:id="id12" draw:id="id12" draw:layer="layout" svg:width="2.54cm" svg:height="0.635cm" svg:x="9.89cm" svg:y="6.715cm">
          <text:p text:style-name="P2">Reputation</text:p>
        </draw:rect>
        <draw:connector draw:style-name="gr5" draw:text-style-name="P1" draw:layer="layout" draw:type="curve" svg:x1="2.905cm" svg:y1="5.445cm" svg:x2="11.16cm" svg:y2="6.715cm" draw:start-shape="id6" draw:start-glue-point="2" draw:end-shape="id12" draw:end-glue-point="0" svg:d="m2905 5445c0 952 8255 318 8255 1270">
          <text:p/>
        </draw:connector>
        <draw:connector draw:style-name="gr5" draw:text-style-name="P1" draw:layer="layout" draw:type="curve" svg:x1="5.762cm" svg:y1="5.445cm" svg:x2="11.16cm" svg:y2="6.715cm" draw:start-shape="id7" draw:start-glue-point="2" draw:end-shape="id12" draw:end-glue-point="0" svg:d="m5762 5445c0 952 5398 318 5398 1270">
          <text:p/>
        </draw:connector>
        <draw:connector draw:style-name="gr5" draw:text-style-name="P1" draw:layer="layout" draw:type="curve" svg:x1="8.937cm" svg:y1="5.445cm" svg:x2="11.16cm" svg:y2="6.715cm" draw:start-shape="id8" draw:start-glue-point="2" draw:end-shape="id12" draw:end-glue-point="0" svg:d="m8937 5445c0 952 2223 318 2223 1270">
          <text:p/>
        </draw:connector>
        <draw:connector draw:style-name="gr5" draw:text-style-name="P1" draw:layer="layout" draw:type="curve" svg:x1="12.112cm" svg:y1="5.445cm" svg:x2="11.16cm" svg:y2="6.715cm" draw:start-shape="id9" draw:start-glue-point="2" draw:end-shape="id12" draw:end-glue-point="0" svg:d="m12112 5445c0 952-952 318-952 1270">
          <text:p/>
        </draw:connector>
        <draw:connector draw:style-name="gr5" draw:text-style-name="P1" draw:layer="layout" draw:type="curve" svg:x1="15.922cm" svg:y1="5.445cm" svg:x2="11.16cm" svg:y2="6.715cm" draw:start-shape="id10" draw:start-glue-point="2" draw:end-shape="id12" draw:end-glue-point="0" svg:d="m15922 5445c0 952-4762 318-4762 1270">
          <text:p/>
        </draw:connector>
        <draw:connector draw:style-name="gr5" draw:text-style-name="P1" draw:layer="layout" draw:type="curve" svg:x1="19.097cm" svg:y1="5.445cm" svg:x2="11.16cm" svg:y2="6.715cm" draw:start-shape="id11" draw:start-glue-point="2" draw:end-shape="id12" draw:end-glue-point="0" svg:d="m19097 5445c0 952-7937 318-7937 1270">
          <text:p/>
        </draw:connector>
        <draw:rect draw:style-name="gr3" draw:text-style-name="P2" xml:id="id13" draw:id="id13" draw:layer="layout" svg:width="2.54cm" svg:height="0.635cm" svg:x="9.89cm" svg:y="7.985cm">
          <text:p text:style-name="P2">Personality</text:p>
        </draw:rect>
        <draw:connector draw:style-name="gr5" draw:text-style-name="P1" draw:layer="layout" draw:type="curve" svg:x1="11.16cm" svg:y1="7.35cm" svg:x2="11.16cm" svg:y2="7.985cm" draw:start-shape="id12" draw:start-glue-point="2" draw:end-shape="id13" draw:end-glue-point="0" svg:d="m11160 7350v635">
          <text:p/>
        </draw:connector>
        <draw:rect draw:style-name="gr3" draw:text-style-name="P2" xml:id="id14" draw:id="id14" draw:layer="layout" svg:width="2.54cm" svg:height="0.635cm" svg:x="9.89cm" svg:y="9.255cm">
          <text:p text:style-name="P2"><text:span text:style-name="T1">State</text:span></text:p>
        </draw:rect>
        <draw:connector draw:style-name="gr5" draw:text-style-name="P1" draw:layer="layout" draw:type="curve" svg:x1="11.16cm" svg:y1="8.62cm" svg:x2="11.16cm" svg:y2="9.255cm" draw:start-shape="id13" draw:start-glue-point="2" draw:end-shape="id14" draw:end-glue-point="0" svg:d="m11160 8620v635">
          <text:p/>
        </draw:connector>
        <draw:ellipse draw:style-name="gr6" draw:text-style-name="P3" draw:layer="layout" svg:width="3.81cm" svg:height="1.27cm" svg:x="1cm" svg:y="6.715cm">
          <text:p text:style-name="P1"><text:span text:style-name="T2">Conversation Options</text:span></text:p>
        </draw:ellipse>
        <draw:ellipse draw:style-name="gr3" draw:text-style-name="P3" draw:layer="layout" svg:width="3.81cm" svg:height="1.27cm" svg:x="1cm" svg:y="7.985cm">
          <text:p text:style-name="P1"><text:span text:style-name="T2">Conversation Filters</text:span></text:p>
        </draw:ellipse>
        <draw:custom-shape draw:style-name="gr7" draw:text-style-name="P3" draw:layer="layout" svg:width="0.635cm" svg:height="0.635cm" svg:x="6.715cm" svg:y="1cm">
          <text:p text:style-name="P3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8" draw:text-style-name="P3" draw:layer="layout" svg:width="3.81cm" svg:height="1.27cm" svg:x="1cm" svg:y="9.255cm">
          <text:p text:style-name="P1"><text:span text:style-name="T2">Character</text:span></text:p>
        </draw:ellipse>
        <draw:custom-shape draw:style-name="gr7" draw:text-style-name="P3" draw:layer="layout" svg:width="0.635cm" svg:height="0.635cm" svg:x="2.27cm" svg:y="2.905cm">
          <text:p text:style-name="P3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0.635cm" svg:height="0.635cm" svg:x="1cm" svg:y="4.81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5" draw:id="id15" draw:layer="layout" svg:width="0.635cm" svg:height="0.635cm" svg:x="6.715cm" svg:y="6.715cm">
          <text:p text:style-name="P3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6" draw:id="id16" draw:layer="layout" svg:width="0.635cm" svg:height="0.635cm" svg:x="8.62cm" svg:y="6.715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7.35cm" svg:y1="7.033cm" svg:x2="8.62cm" svg:y2="7.033cm" draw:start-shape="id15" draw:start-glue-point="7" draw:end-shape="id16" draw:end-glue-point="5" svg:d="m7350 7033h1270">
          <text:p/>
        </draw:connector>
        <draw:custom-shape draw:style-name="gr7" draw:text-style-name="P3" draw:layer="layout" svg:width="0.635cm" svg:height="0.635cm" svg:x="8.62cm" svg:y="7.985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0.635cm" svg:height="0.635cm" svg:x="8.62cm" svg:y="9.255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18" draw:id="id18" draw:layer="layout" svg:width="1.27cm" svg:height="0.635cm" svg:x="2.27cm" svg:y="12.43cm">
          <text:p text:style-name="P1"><text:span text:style-name="T1">Has</text:span></text:p>
        </draw:rect>
        <draw:rect draw:style-name="gr1" draw:text-style-name="P2" xml:id="id20" draw:id="id20" draw:layer="layout" svg:width="1.905cm" svg:height="0.635cm" svg:x="7.985cm" svg:y="12.43cm">
          <text:p text:style-name="P2">Can Do</text:p>
        </draw:rect>
        <draw:rect draw:style-name="gr1" draw:text-style-name="P2" xml:id="id22" draw:id="id22" draw:layer="layout" svg:width="1.905cm" svg:height="0.635cm" svg:x="14.97cm" svg:y="12.43cm">
          <text:p text:style-name="P2"><text:span text:style-name="T1">Knows</text:span></text:p>
        </draw:rect>
        <draw:rect draw:style-name="gr1" draw:text-style-name="P1" xml:id="id19" draw:id="id19" draw:layer="layout" svg:width="1.905cm" svg:height="0.635cm" svg:x="4.81cm" svg:y="12.43cm">
          <text:p text:style-name="P1"><text:span text:style-name="T1">Wants</text:span></text:p>
        </draw:rect>
        <draw:rect draw:style-name="gr1" draw:text-style-name="P2" xml:id="id21" draw:id="id21" draw:layer="layout" svg:width="3.175cm" svg:height="0.635cm" svg:x="10.525cm" svg:y="12.43cm">
          <text:p text:style-name="P2"><text:span text:style-name="T1">Needs Done</text:span></text:p>
        </draw:rect>
        <draw:rect draw:style-name="gr1" draw:text-style-name="P1" xml:id="id23" draw:id="id23" draw:layer="layout" svg:width="3.175cm" svg:height="0.635cm" svg:x="17.51cm" svg:y="12.43cm">
          <text:p text:style-name="P1"><text:span text:style-name="T1">Needs to Know</text:span></text:p>
        </draw:rect>
        <draw:rect draw:style-name="gr6" draw:text-style-name="P2" xml:id="id17" draw:id="id17" draw:layer="layout" svg:width="2.54cm" svg:height="0.635cm" svg:x="9.89cm" svg:y="10.525cm">
          <text:p text:style-name="P1"><text:span text:style-name="T1">Tell...</text:span></text:p>
        </draw:rect>
        <draw:custom-shape draw:style-name="gr7" draw:text-style-name="P3" draw:layer="layout" svg:width="0.635cm" svg:height="0.635cm" svg:x="1cm" svg:y="12.43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curve" svg:x1="11.16cm" svg:y1="9.89cm" svg:x2="11.16cm" svg:y2="10.525cm" draw:start-shape="id14" draw:start-glue-point="2" draw:end-shape="id17" draw:end-glue-point="0" svg:d="m11160 9890v635">
          <text:p/>
        </draw:connector>
        <draw:connector draw:style-name="gr5" draw:text-style-name="P1" draw:layer="layout" draw:type="curve" svg:x1="11.16cm" svg:y1="11.16cm" svg:x2="2.905cm" svg:y2="12.43cm" draw:start-shape="id17" draw:start-glue-point="2" draw:end-shape="id18" draw:end-glue-point="0" svg:d="m11160 11160c0 952-8255 318-8255 1270">
          <text:p/>
        </draw:connector>
        <draw:connector draw:style-name="gr5" draw:text-style-name="P1" draw:layer="layout" draw:type="curve" svg:x1="11.16cm" svg:y1="11.16cm" svg:x2="5.762cm" svg:y2="12.43cm" draw:start-shape="id17" draw:start-glue-point="2" draw:end-shape="id19" draw:end-glue-point="0" svg:d="m11160 11160c0 952-5398 318-5398 1270">
          <text:p/>
        </draw:connector>
        <draw:connector draw:style-name="gr5" draw:text-style-name="P1" draw:layer="layout" draw:type="curve" svg:x1="11.16cm" svg:y1="11.16cm" svg:x2="8.937cm" svg:y2="12.43cm" draw:start-shape="id17" draw:start-glue-point="2" draw:end-shape="id20" svg:d="m11160 11160c0 952-2223 318-2223 1270">
          <text:p/>
        </draw:connector>
        <draw:connector draw:style-name="gr5" draw:text-style-name="P1" draw:layer="layout" draw:type="curve" svg:x1="11.16cm" svg:y1="11.16cm" svg:x2="12.112cm" svg:y2="12.43cm" draw:start-shape="id17" draw:start-glue-point="2" draw:end-shape="id21" draw:end-glue-point="0" svg:d="m11160 11160c0 952 952 318 952 1270">
          <text:p/>
        </draw:connector>
        <draw:connector draw:style-name="gr5" draw:text-style-name="P1" draw:layer="layout" draw:type="curve" svg:x1="11.16cm" svg:y1="11.16cm" svg:x2="15.922cm" svg:y2="12.43cm" draw:start-shape="id17" draw:start-glue-point="2" draw:end-shape="id22" draw:end-glue-point="0" svg:d="m11160 11160c0 952 4762 318 4762 1270">
          <text:p/>
        </draw:connector>
        <draw:connector draw:style-name="gr5" draw:text-style-name="P1" draw:layer="layout" draw:type="curve" svg:x1="11.16cm" svg:y1="11.16cm" svg:x2="19.097cm" svg:y2="12.43cm" draw:start-shape="id17" draw:start-glue-point="2" draw:end-shape="id23" draw:end-glue-point="0" svg:d="m11160 11160c0 952 7937 318 7937 1270">
          <text:p/>
        </draw:connector>
        <draw:rect draw:style-name="gr1" draw:text-style-name="P1" xml:id="id24" draw:id="id24" draw:layer="layout" svg:width="1.905cm" svg:height="0.635cm" svg:x="2.27cm" svg:y="14.335cm">
          <text:p text:style-name="P1"><text:span text:style-name="T1">Ask For</text:span></text:p>
        </draw:rect>
        <draw:rect draw:style-name="gr1" draw:text-style-name="P2" xml:id="id26" draw:id="id26" draw:layer="layout" svg:width="2.54cm" svg:height="0.635cm" svg:x="7.35cm" svg:y="14.335cm">
          <text:p text:style-name="P2">Ask to do</text:p>
        </draw:rect>
        <draw:rect draw:style-name="gr1" draw:text-style-name="P2" xml:id="id28" draw:id="id28" draw:layer="layout" svg:width="3.175cm" svg:height="0.635cm" svg:x="13.7cm" svg:y="14.335cm">
          <text:p text:style-name="P2"><text:span text:style-name="T1">Ask for details</text:span></text:p>
        </draw:rect>
        <draw:rect draw:style-name="gr1" draw:text-style-name="P1" xml:id="id25" draw:id="id25" draw:layer="layout" svg:width="1.27cm" svg:height="0.635cm" svg:x="4.81cm" svg:y="14.335cm">
          <text:p text:style-name="P1"><text:span text:style-name="T1">Offer</text:span></text:p>
        </draw:rect>
        <draw:rect draw:style-name="gr1" draw:text-style-name="P2" xml:id="id27" draw:id="id27" draw:layer="layout" svg:width="2.54cm" svg:height="0.635cm" svg:x="10.525cm" svg:y="14.335cm">
          <text:p text:style-name="P2"><text:span text:style-name="T1">Offer to do</text:span></text:p>
        </draw:rect>
        <draw:rect draw:style-name="gr1" draw:text-style-name="P1" xml:id="id29" draw:id="id29" draw:layer="layout" svg:width="3.175cm" svg:height="0.635cm" svg:x="17.51cm" svg:y="14.335cm">
          <text:p text:style-name="P1"><text:span text:style-name="T1">Offer Details</text:span></text:p>
        </draw:rect>
        <draw:connector draw:style-name="gr5" draw:text-style-name="P1" draw:layer="layout" draw:type="curve" svg:x1="2.905cm" svg:y1="13.065cm" svg:x2="3.222cm" svg:y2="14.335cm" draw:start-shape="id18" draw:start-glue-point="2" draw:end-shape="id24" draw:end-glue-point="0" svg:d="m2905 13065c0 952 317 318 317 1270">
          <text:p/>
        </draw:connector>
        <draw:connector draw:style-name="gr5" draw:text-style-name="P1" draw:layer="layout" draw:type="curve" svg:x1="5.762cm" svg:y1="13.065cm" svg:x2="5.445cm" svg:y2="14.335cm" draw:start-shape="id19" draw:start-glue-point="2" draw:end-shape="id25" draw:end-glue-point="0" svg:d="m5762 13065c0 952-317 318-317 1270">
          <text:p/>
        </draw:connector>
        <draw:connector draw:style-name="gr5" draw:text-style-name="P1" draw:layer="layout" draw:type="curve" svg:x1="8.937cm" svg:y1="13.065cm" svg:x2="8.62cm" svg:y2="14.335cm" draw:start-shape="id20" draw:start-glue-point="2" draw:end-shape="id26" draw:end-glue-point="0" svg:d="m8937 13065c0 952-317 318-317 1270">
          <text:p/>
        </draw:connector>
        <draw:connector draw:style-name="gr5" draw:text-style-name="P1" draw:layer="layout" draw:type="curve" svg:x1="12.112cm" svg:y1="13.065cm" svg:x2="11.795cm" svg:y2="14.335cm" draw:start-shape="id21" draw:start-glue-point="2" draw:end-shape="id27" draw:end-glue-point="0" svg:d="m12112 13065c0 952-317 318-317 1270">
          <text:p/>
        </draw:connector>
        <draw:connector draw:style-name="gr5" draw:text-style-name="P1" draw:layer="layout" draw:type="curve" svg:x1="15.922cm" svg:y1="13.065cm" svg:x2="15.287cm" svg:y2="14.335cm" draw:start-shape="id22" draw:start-glue-point="2" draw:end-shape="id28" draw:end-glue-point="0" svg:d="m15922 13065c0 952-635 318-635 1270">
          <text:p/>
        </draw:connector>
        <draw:connector draw:style-name="gr5" draw:text-style-name="P1" draw:layer="layout" draw:type="curve" svg:x1="19.097cm" svg:y1="13.065cm" svg:x2="19.097cm" svg:y2="14.335cm" draw:start-shape="id23" draw:start-glue-point="2" draw:end-shape="id29" draw:end-glue-point="0" svg:d="m19097 13065v1270">
          <text:p/>
        </draw:connector>
        <draw:custom-shape draw:style-name="gr7" draw:text-style-name="P3" draw:layer="layout" svg:width="0.635cm" svg:height="0.635cm" svg:x="1cm" svg:y="14.335cm">
          <text:p text:style-name="P3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30" draw:id="id30" draw:layer="layout" svg:width="2.54cm" svg:height="0.635cm" svg:x="7.985cm" svg:y="16.24cm">
          <text:p text:style-name="P1"><text:span text:style-name="T1">Accept</text:span></text:p>
        </draw:rect>
        <draw:rect draw:style-name="gr1" draw:text-style-name="P1" xml:id="id31" draw:id="id31" draw:layer="layout" svg:width="2.54cm" svg:height="0.635cm" svg:x="11.795cm" svg:y="16.24cm">
          <text:p text:style-name="P1"><text:span text:style-name="T1">Reject</text:span></text:p>
        </draw:rect>
        <draw:custom-shape draw:style-name="gr7" draw:text-style-name="P3" draw:layer="layout" svg:width="0.635cm" svg:height="0.635cm" svg:x="6.715cm" svg:y="16.24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curve" svg:x1="3.222cm" svg:y1="14.97cm" svg:x2="9.255cm" svg:y2="16.24cm" draw:start-shape="id24" draw:start-glue-point="2" draw:end-shape="id30" svg:d="m3222 14970c0 952 6033 318 6033 1270">
          <text:p/>
        </draw:connector>
        <draw:connector draw:style-name="gr5" draw:text-style-name="P1" draw:layer="layout" draw:type="curve" svg:x1="5.445cm" svg:y1="14.97cm" svg:x2="9.255cm" svg:y2="16.24cm" draw:start-shape="id25" draw:start-glue-point="2" draw:end-shape="id30" draw:end-glue-point="0" svg:d="m5445 14970c0 952 3810 318 3810 1270">
          <text:p/>
        </draw:connector>
        <draw:connector draw:style-name="gr5" draw:text-style-name="P1" draw:layer="layout" draw:type="curve" svg:x1="8.62cm" svg:y1="14.97cm" svg:x2="9.255cm" svg:y2="16.24cm" draw:start-shape="id26" draw:start-glue-point="2" draw:end-shape="id30" draw:end-glue-point="0" svg:d="m8620 14970c0 952 635 318 635 1270">
          <text:p/>
        </draw:connector>
        <draw:connector draw:style-name="gr5" draw:text-style-name="P1" draw:layer="layout" draw:type="curve" svg:x1="11.795cm" svg:y1="14.97cm" svg:x2="9.255cm" svg:y2="16.24cm" draw:start-shape="id27" draw:start-glue-point="2" draw:end-shape="id30" draw:end-glue-point="0" svg:d="m11795 14970c0 952-2540 318-2540 1270">
          <text:p/>
        </draw:connector>
        <draw:connector draw:style-name="gr5" draw:text-style-name="P1" draw:layer="layout" draw:type="curve" svg:x1="15.287cm" svg:y1="14.97cm" svg:x2="9.255cm" svg:y2="16.24cm" draw:start-shape="id28" draw:start-glue-point="2" draw:end-shape="id30" draw:end-glue-point="0" svg:d="m15287 14970c0 952-6032 318-6032 1270">
          <text:p/>
        </draw:connector>
        <draw:connector draw:style-name="gr5" draw:text-style-name="P1" draw:layer="layout" draw:type="curve" svg:x1="19.097cm" svg:y1="14.97cm" svg:x2="9.255cm" svg:y2="16.24cm" draw:start-shape="id29" draw:start-glue-point="2" draw:end-shape="id30" draw:end-glue-point="0" svg:d="m19097 14970c0 952-9842 318-9842 1270">
          <text:p/>
        </draw:connector>
        <draw:connector draw:style-name="gr5" draw:text-style-name="P1" draw:layer="layout" draw:type="curve" svg:x1="3.222cm" svg:y1="14.97cm" svg:x2="13.065cm" svg:y2="16.24cm" draw:start-shape="id24" draw:start-glue-point="2" draw:end-shape="id31" draw:end-glue-point="0" svg:d="m3222 14970c0 952 9843 318 9843 1270">
          <text:p/>
        </draw:connector>
        <draw:connector draw:style-name="gr5" draw:text-style-name="P1" draw:layer="layout" draw:type="curve" svg:x1="5.445cm" svg:y1="14.97cm" svg:x2="13.065cm" svg:y2="16.24cm" draw:start-shape="id25" draw:start-glue-point="2" draw:end-shape="id31" draw:end-glue-point="0" svg:d="m5445 14970c0 952 7620 318 7620 1270">
          <text:p/>
        </draw:connector>
        <draw:connector draw:style-name="gr5" draw:text-style-name="P1" draw:layer="layout" draw:type="curve" svg:x1="8.62cm" svg:y1="14.97cm" svg:x2="13.065cm" svg:y2="16.24cm" draw:start-shape="id26" draw:start-glue-point="2" draw:end-shape="id31" draw:end-glue-point="0" svg:d="m8620 14970c0 952 4445 318 4445 1270">
          <text:p/>
        </draw:connector>
        <draw:connector draw:style-name="gr5" draw:text-style-name="P1" draw:layer="layout" draw:type="curve" svg:x1="11.795cm" svg:y1="14.97cm" svg:x2="13.065cm" svg:y2="16.24cm" draw:start-shape="id27" draw:start-glue-point="2" draw:end-shape="id31" draw:end-glue-point="0" svg:d="m11795 14970c0 952 1270 318 1270 1270">
          <text:p/>
        </draw:connector>
        <draw:connector draw:style-name="gr5" draw:text-style-name="P1" draw:layer="layout" draw:type="curve" svg:x1="15.287cm" svg:y1="14.97cm" svg:x2="13.065cm" svg:y2="16.24cm" draw:start-shape="id28" draw:start-glue-point="2" draw:end-shape="id31" draw:end-glue-point="0" svg:d="m15287 14970c0 952-2222 318-2222 1270">
          <text:p/>
        </draw:connector>
        <draw:connector draw:style-name="gr5" draw:text-style-name="P1" draw:layer="layout" draw:type="curve" svg:x1="19.097cm" svg:y1="14.97cm" svg:x2="13.065cm" svg:y2="16.24cm" draw:start-shape="id29" draw:start-glue-point="2" draw:end-shape="id31" draw:end-glue-point="0" svg:d="m19097 14970c0 952-6032 318-6032 1270">
          <text:p/>
        </draw:connector>
        <draw:rect draw:style-name="gr1" draw:text-style-name="P1" xml:id="id32" draw:id="id32" draw:layer="layout" svg:width="1.905cm" svg:height="0.635cm" svg:x="2.27cm" svg:y="18.78cm">
          <text:p text:style-name="P1"><text:span text:style-name="T1">Take</text:span></text:p>
        </draw:rect>
        <draw:rect draw:style-name="gr1" draw:text-style-name="P2" xml:id="id35" draw:id="id35" draw:layer="layout" svg:width="2.54cm" svg:height="0.635cm" svg:x="7.35cm" svg:y="19.415cm">
          <text:p text:style-name="P2">Have Done</text:p>
        </draw:rect>
        <draw:rect draw:style-name="gr1" draw:text-style-name="P2" xml:id="id37" draw:id="id37" draw:layer="layout" svg:width="3.175cm" svg:height="0.635cm" svg:x="13.7cm" svg:y="18.78cm">
          <text:p text:style-name="P2"><text:span text:style-name="T1">Get Details</text:span></text:p>
        </draw:rect>
        <draw:rect draw:style-name="gr1" draw:text-style-name="P1" xml:id="id33" draw:id="id33" draw:layer="layout" svg:width="1.27cm" svg:height="0.635cm" svg:x="4.81cm" svg:y="18.78cm">
          <text:p text:style-name="P1"><text:span text:style-name="T1">Give</text:span></text:p>
        </draw:rect>
        <draw:rect draw:style-name="gr1" draw:text-style-name="P2" xml:id="id36" draw:id="id36" draw:layer="layout" svg:width="2.54cm" svg:height="0.635cm" svg:x="10.525cm" svg:y="19.415cm">
          <text:p text:style-name="P2"><text:span text:style-name="T1">Do</text:span></text:p>
        </draw:rect>
        <draw:rect draw:style-name="gr1" draw:text-style-name="P1" xml:id="id38" draw:id="id38" draw:layer="layout" svg:width="3.175cm" svg:height="0.635cm" svg:x="17.51cm" svg:y="18.78cm">
          <text:p text:style-name="P1"><text:span text:style-name="T1">Give Details</text:span></text:p>
        </draw:rect>
        <draw:rect draw:style-name="gr1" draw:text-style-name="P2" xml:id="id34" draw:id="id34" draw:layer="layout" svg:width="3.81cm" svg:height="0.635cm" svg:x="7.985cm" svg:y="18.145cm">
          <text:p text:style-name="P2"><text:span text:style-name="T1">Contract to ...</text:span></text:p>
        </draw:rect>
        <draw:connector draw:style-name="gr5" draw:text-style-name="P1" draw:layer="layout" draw:type="curve" svg:x1="9.255cm" svg:y1="16.875cm" svg:x2="3.222cm" svg:y2="18.78cm" draw:start-shape="id30" draw:start-glue-point="2" draw:end-shape="id32" draw:end-glue-point="0" svg:d="m9255 16875c0 1429-6033 477-6033 1905">
          <text:p/>
        </draw:connector>
        <draw:connector draw:style-name="gr5" draw:text-style-name="P1" draw:layer="layout" draw:type="curve" svg:x1="9.255cm" svg:y1="16.875cm" svg:x2="5.445cm" svg:y2="18.78cm" draw:start-shape="id30" draw:start-glue-point="2" draw:end-shape="id33" svg:d="m9255 16875c0 1429-3810 477-3810 1905">
          <text:p/>
        </draw:connector>
        <draw:connector draw:style-name="gr5" draw:text-style-name="P1" draw:layer="layout" draw:type="curve" svg:x1="9.255cm" svg:y1="16.875cm" svg:x2="9.89cm" svg:y2="18.145cm" draw:start-shape="id30" draw:start-glue-point="2" draw:end-shape="id34" draw:end-glue-point="0" svg:d="m9255 16875c0 952 635 318 635 1270">
          <text:p/>
        </draw:connector>
        <draw:connector draw:style-name="gr5" draw:text-style-name="P1" draw:layer="layout" draw:type="curve" svg:x1="9.89cm" svg:y1="18.78cm" svg:x2="8.62cm" svg:y2="19.415cm" draw:start-shape="id34" draw:start-glue-point="2" draw:end-shape="id35" draw:end-glue-point="0" svg:d="m9890 18780c0 477-1270 160-1270 635">
          <text:p/>
        </draw:connector>
        <draw:connector draw:style-name="gr5" draw:text-style-name="P1" draw:layer="layout" draw:type="curve" svg:x1="9.89cm" svg:y1="18.78cm" svg:x2="11.795cm" svg:y2="19.415cm" draw:start-shape="id34" draw:start-glue-point="2" draw:end-shape="id36" draw:end-glue-point="0" svg:d="m9890 18780c0 477 1905 160 1905 635">
          <text:p/>
        </draw:connector>
        <draw:connector draw:style-name="gr5" draw:text-style-name="P1" draw:layer="layout" draw:type="curve" svg:x1="9.255cm" svg:y1="16.875cm" svg:x2="15.287cm" svg:y2="18.78cm" draw:start-shape="id30" draw:start-glue-point="2" draw:end-shape="id37" draw:end-glue-point="0" svg:d="m9255 16875c0 1429 6032 477 6032 1905">
          <text:p/>
        </draw:connector>
        <draw:connector draw:style-name="gr5" draw:text-style-name="P1" draw:layer="layout" draw:type="curve" svg:x1="9.255cm" svg:y1="16.875cm" svg:x2="19.097cm" svg:y2="18.78cm" draw:start-shape="id30" draw:start-glue-point="2" draw:end-shape="id38" svg:d="m9255 16875c0 1429 9842 477 9842 1905">
          <text:p/>
        </draw:connector>
        <draw:custom-shape draw:style-name="gr7" draw:text-style-name="P3" draw:layer="layout" svg:width="0.635cm" svg:height="0.635cm" svg:x="1cm" svg:y="18.78cm">
          <text:p text:style-name="P3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39" draw:id="id39" draw:layer="layout" svg:width="3.81cm" svg:height="0.635cm" svg:x="9.255cm" svg:y="21.32cm">
          <text:p text:style-name="P1"><text:span text:style-name="T1">Anything Else?</text:span></text:p>
        </draw:rect>
        <draw:connector draw:style-name="gr5" draw:text-style-name="P1" draw:layer="layout" draw:type="curve" svg:x1="3.222cm" svg:y1="19.415cm" svg:x2="11.16cm" svg:y2="21.32cm" draw:start-shape="id32" draw:start-glue-point="2" draw:end-shape="id39" svg:d="m3222 19415c0 1429 7938 477 7938 1905">
          <text:p/>
        </draw:connector>
        <draw:connector draw:style-name="gr5" draw:text-style-name="P1" draw:layer="layout" draw:type="curve" svg:x1="5.445cm" svg:y1="19.415cm" svg:x2="11.16cm" svg:y2="21.32cm" draw:start-shape="id33" draw:start-glue-point="2" draw:end-shape="id39" draw:end-glue-point="0" svg:d="m5445 19415c0 1429 5715 477 5715 1905">
          <text:p/>
        </draw:connector>
        <draw:connector draw:style-name="gr5" draw:text-style-name="P1" draw:layer="layout" draw:type="curve" svg:x1="8.62cm" svg:y1="20.05cm" svg:x2="11.16cm" svg:y2="21.32cm" draw:start-shape="id35" draw:start-glue-point="2" draw:end-shape="id39" draw:end-glue-point="0" svg:d="m8620 20050c0 952 2540 318 2540 1270">
          <text:p/>
        </draw:connector>
        <draw:connector draw:style-name="gr5" draw:text-style-name="P1" draw:layer="layout" draw:type="curve" svg:x1="11.795cm" svg:y1="20.05cm" svg:x2="11.16cm" svg:y2="21.32cm" draw:start-shape="id36" draw:start-glue-point="2" draw:end-shape="id39" draw:end-glue-point="0" svg:d="m11795 20050c0 952-635 318-635 1270">
          <text:p/>
        </draw:connector>
        <draw:connector draw:style-name="gr5" draw:text-style-name="P1" draw:layer="layout" draw:type="curve" svg:x1="13.065cm" svg:y1="16.875cm" svg:x2="11.16cm" svg:y2="21.32cm" draw:start-shape="id31" draw:start-glue-point="2" draw:end-shape="id39" draw:end-glue-point="0" svg:d="m13065 16875c0 3334-1905 1112-1905 4445">
          <text:p/>
        </draw:connector>
        <draw:connector draw:style-name="gr5" draw:text-style-name="P1" draw:layer="layout" draw:type="curve" svg:x1="15.287cm" svg:y1="19.415cm" svg:x2="11.16cm" svg:y2="21.32cm" draw:start-shape="id37" draw:start-glue-point="2" draw:end-shape="id39" draw:end-glue-point="0" svg:d="m15287 19415c0 1429-4127 477-4127 1905">
          <text:p/>
        </draw:connector>
        <draw:connector draw:style-name="gr5" draw:text-style-name="P1" draw:layer="layout" draw:type="curve" svg:x1="19.097cm" svg:y1="19.415cm" svg:x2="11.16cm" svg:y2="21.32cm" draw:start-shape="id38" draw:start-glue-point="2" draw:end-shape="id39" svg:d="m19097 19415c0 1429-7937 477-7937 1905">
          <text:p/>
        </draw:connector>
        <draw:rect draw:style-name="gr1" draw:text-style-name="P1" xml:id="id40" draw:id="id40" draw:layer="layout" svg:width="2.54cm" svg:height="0.635cm" svg:x="7.985cm" svg:y="23.225cm">
          <text:p text:style-name="P1"><text:span text:style-name="T1">Yes</text:span></text:p>
        </draw:rect>
        <draw:rect draw:style-name="gr1" draw:text-style-name="P1" xml:id="id41" draw:id="id41" draw:layer="layout" svg:width="2.54cm" svg:height="0.635cm" svg:x="11.795cm" svg:y="23.225cm">
          <text:p text:style-name="P1"><text:span text:style-name="T1">No</text:span></text:p>
        </draw:rect>
        <draw:custom-shape draw:style-name="gr7" draw:text-style-name="P3" draw:layer="layout" svg:width="0.635cm" svg:height="0.635cm" svg:x="7.985cm" svg:y="21.32cm">
          <text:p text:style-name="P3"><text:span text:style-name="T2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curve" svg:x1="11.16cm" svg:y1="21.955cm" svg:x2="9.255cm" svg:y2="23.225cm" draw:start-shape="id39" draw:start-glue-point="2" draw:end-shape="id40" draw:end-glue-point="0" svg:d="m11160 21955c0 952-1905 318-1905 1270">
          <text:p/>
        </draw:connector>
        <draw:connector draw:style-name="gr5" draw:text-style-name="P1" draw:layer="layout" draw:type="curve" svg:x1="11.16cm" svg:y1="21.955cm" svg:x2="13.065cm" svg:y2="23.225cm" draw:start-shape="id39" draw:start-glue-point="2" draw:end-shape="id41" svg:d="m11160 21955c0 952 1905 318 1905 1270">
          <text:p/>
        </draw:connector>
        <draw:custom-shape draw:style-name="gr7" draw:text-style-name="P3" draw:layer="layout" svg:width="0.635cm" svg:height="0.635cm" svg:x="6.715cm" svg:y="23.225cm">
          <text:p text:style-name="P3"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42" draw:id="id42" draw:layer="layout" svg:width="2.54cm" svg:height="0.635cm" svg:x="7.985cm" svg:y="25.13cm">
          <text:p text:style-name="P1"><text:span text:style-name="T1">Repeat</text:span></text:p>
        </draw:rect>
        <draw:rect draw:style-name="gr1" draw:text-style-name="P1" xml:id="id43" draw:id="id43" draw:layer="layout" svg:width="3.81cm" svg:height="0.635cm" svg:x="11.795cm" svg:y="25.13cm">
          <text:p text:style-name="P1"><text:span text:style-name="T1">End Conversation</text:span></text:p>
        </draw:rect>
        <draw:connector draw:style-name="gr5" draw:text-style-name="P1" draw:layer="layout" draw:type="curve" svg:x1="9.255cm" svg:y1="23.86cm" svg:x2="9.255cm" svg:y2="25.13cm" draw:start-shape="id40" draw:start-glue-point="2" draw:end-shape="id42" draw:end-glue-point="0" svg:d="m9255 23860v1270">
          <text:p/>
        </draw:connector>
        <draw:connector draw:style-name="gr5" draw:text-style-name="P1" draw:layer="layout" draw:type="curve" svg:x1="13.065cm" svg:y1="23.86cm" svg:x2="13.7cm" svg:y2="25.13cm" draw:start-shape="id41" draw:start-glue-point="2" draw:end-shape="id43" svg:d="m13065 23860c0 952 635 318 635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5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Mortensen</meta:initial-creator>
    <meta:creation-date>2012-03-14T20:27:16.82</meta:creation-date>
    <dc:date>2012-03-14T21:35:01.47</dc:date>
    <dc:creator>Andrew Mortensen</dc:creator>
    <meta:editing-duration>PT52M33S</meta:editing-duration>
    <meta:editing-cycles>3</meta:editing-cycles>
    <meta:generator>OpenOffice.org/3.3$Win32 OpenOffice.org_project/330m20$Build-9567</meta:generator>
    <meta:document-statistic meta:object-count="121"/>
  </office:meta>
</office:document-meta>
</file>